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a0a11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fo:font-weight="normal" officeooo:paragraph-rsid="008d470d" style:font-weight-asian="normal" style:font-weight-complex="normal"/>
    </style:style>
    <style:style style:name="P8" style:family="paragraph" style:parent-style-name="Text_20_body">
      <style:text-properties fo:font-weight="normal" officeooo:paragraph-rsid="008eddde" style:font-weight-asian="normal" style:font-weight-complex="normal"/>
    </style:style>
    <style:style style:name="P9" style:family="paragraph" style:parent-style-name="Text_20_body">
      <style:text-properties fo:font-weight="normal" officeooo:paragraph-rsid="008a0a11" style:font-weight-asian="normal" style:font-weight-complex="normal"/>
    </style:style>
    <style:style style:name="P10" style:family="paragraph" style:parent-style-name="Text_20_body">
      <style:text-properties fo:font-weight="normal" officeooo:rsid="008eddde" officeooo:paragraph-rsid="008eddde" style:font-weight-asian="normal" style:font-weight-complex="normal"/>
    </style:style>
    <style:style style:name="P11" style:family="paragraph" style:parent-style-name="Text_20_body">
      <style:text-properties fo:font-weight="normal" officeooo:rsid="00218194" officeooo:paragraph-rsid="0091ecb8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paragraph-rsid="0091ecb8" style:font-weight-asian="normal" style:font-weight-complex="normal"/>
    </style:style>
    <style:style style:name="P13" style:family="paragraph" style:parent-style-name="Text_20_body">
      <style:text-properties style:font-name="Arial1" fo:font-weight="normal" officeooo:rsid="001c1e14" officeooo:paragraph-rsid="0091ecb8" style:font-weight-asian="normal" style:font-weight-complex="normal"/>
    </style:style>
    <style:style style:name="P14" style:family="paragraph" style:parent-style-name="Text_20_body">
      <style:paragraph-properties fo:padding="0cm" fo:border="none"/>
      <style:text-properties style:font-name="Ubuntu Mono" fo:font-size="10pt" fo:font-weight="bold" officeooo:paragraph-rsid="008b495e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padding="0cm" fo:border="none"/>
      <style:text-properties style:font-name="Ubuntu Mono" fo:font-size="10pt" officeooo:paragraph-rsid="008b495e" style:font-size-asian="10pt" style:font-size-complex="10pt"/>
    </style:style>
    <style:style style:name="P16" style:family="paragraph" style:parent-style-name="Text_20_body">
      <style:paragraph-properties fo:padding="0cm" fo:border="none"/>
      <style:text-properties style:font-name="Ubuntu Mono" fo:font-size="10pt" officeooo:paragraph-rsid="008b6d8a" style:font-size-asian="10pt" style:font-size-complex="10pt"/>
    </style:style>
    <style:style style:name="P17" style:family="paragraph" style:parent-style-name="Text_20_body">
      <style:paragraph-properties fo:padding="0cm" fo:border="none"/>
      <style:text-properties style:font-name="Ubuntu Mono" fo:font-size="10pt" officeooo:paragraph-rsid="008d470d" style:font-size-asian="10pt" style:font-size-complex="10pt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Heading_20_2" style:master-page-name="Landscape">
      <style:paragraph-properties style:page-number="auto"/>
      <style:text-properties fo:font-weight="bold" style:font-weight-asian="bold" style:font-weight-complex="bol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paragraph-rsid="0090a6e7"/>
    </style:style>
    <style:style style:name="P23" style:family="paragraph" style:parent-style-name="Heading_20_1">
      <style:paragraph-properties fo:text-align="center" style:justify-single-word="false"/>
      <style:text-properties officeooo:rsid="008b495e" officeooo:paragraph-rsid="008b495e"/>
    </style:style>
    <style:style style:name="P24" style:family="paragraph" style:parent-style-name="Heading_20_1">
      <style:paragraph-properties fo:text-align="start" style:justify-single-word="false"/>
      <style:text-properties officeooo:paragraph-rsid="0091ecb8"/>
    </style:style>
    <style:style style:name="P25" style:family="paragraph" style:parent-style-name="Table_20_Contents">
      <style:paragraph-properties fo:text-align="start" style:justify-single-word="false"/>
      <style:text-properties fo:color="#333366" officeooo:rsid="008a0a11" officeooo:paragraph-rsid="008eddd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officeooo:rsid="002d114a"/>
    </style:style>
    <style:style style:name="T10" style:family="text">
      <style:text-properties style:font-name="Arial1" officeooo:rsid="002af255"/>
    </style:style>
    <style:style style:name="T11" style:family="text">
      <style:text-properties style:font-name="Arial1" officeooo:rsid="0026959b"/>
    </style:style>
    <style:style style:name="T12" style:family="text">
      <style:text-properties style:font-name="Arial1" officeooo:rsid="00218194"/>
    </style:style>
    <style:style style:name="T13" style:family="text">
      <style:text-properties style:font-name="Arial1" officeooo:rsid="0091ecb8"/>
    </style:style>
    <style:style style:name="T14" style:family="text">
      <style:text-properties officeooo:rsid="0073d64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b495e" style:font-weight-asian="normal" style:font-weight-complex="normal"/>
    </style:style>
    <style:style style:name="T17" style:family="text">
      <style:text-properties fo:font-weight="normal" officeooo:rsid="008b6d8a" style:font-weight-asian="normal" style:font-weight-complex="normal"/>
    </style:style>
    <style:style style:name="T18" style:family="text">
      <style:text-properties fo:font-weight="normal" officeooo:rsid="008d470d" style:font-weight-asian="normal" style:font-weight-complex="normal"/>
    </style:style>
    <style:style style:name="T19" style:family="text">
      <style:text-properties fo:font-weight="normal" officeooo:rsid="008eddde" style:font-weight-asian="normal" style:font-weight-complex="normal"/>
    </style:style>
    <style:style style:name="T20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Arial" fo:font-size="12pt" fo:font-weight="normal" officeooo:rsid="006feec1" style:font-size-asian="12pt" style:font-weight-asian="normal" style:font-size-complex="12pt" style:font-weight-complex="normal"/>
    </style:style>
    <style:style style:name="T22" style:family="text">
      <style:text-properties style:use-window-font-color="true" style:font-name="Arial" fo:font-size="12pt" fo:font-weight="normal" officeooo:rsid="0091ecb8" style:font-size-asian="12pt" style:font-weight-asian="normal" style:font-size-complex="12pt" style:font-weight-complex="normal"/>
    </style:style>
    <style:style style:name="T23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style:use-window-font-color="true" style:font-name="Arial" fo:font-size="12pt" fo:font-weight="bold" officeooo:rsid="006feec1" style:font-size-asian="12pt" style:font-weight-asian="bold" style:font-size-complex="12pt" style:font-weight-complex="bold"/>
    </style:style>
    <style:style style:name="T25" style:family="text">
      <style:text-properties style:use-window-font-color="true" style:font-name="Arial" fo:font-size="12pt" officeooo:rsid="0091ecb8" style:font-size-asian="12pt" style:font-size-complex="12pt"/>
    </style:style>
    <style:style style:name="T26" style:family="text">
      <style:text-properties officeooo:rsid="008b495e"/>
    </style:style>
    <style:style style:name="T27" style:family="text">
      <style:text-properties officeooo:rsid="008d470d"/>
    </style:style>
    <style:style style:name="T28" style:family="text">
      <style:text-properties officeooo:rsid="008eddd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<text:span text:style-name="T8">UT</text:span><text:span text:style-name="T14">6</text:span><text:span text:style-name="T8">. Actividad </text:span><text:span text:style-name="T26">8</text:span></text:p>
      <text:h text:style-name="P21" text:outline-level="1"/>
      <text:h text:style-name="P21" text:outline-level="1"/>
      <text:h text:style-name="P21" text:outline-level="1"/>
      <text:h text:style-name="P23" text:outline-level="1">Capa de transporte</text:h>
      <text:h text:style-name="P22" text:outline-level="1"><text:span text:style-name="T26">Consolidación</text:span></text:h>
      <text:h text:style-name="P19" text:outline-level="2"><text:span text:style-name="T25">Actividad 1</text:span></text:h>
      <text:h text:style-name="P24" text:outline-level="1"><text:span text:style-name="T21">Si el resultado de ejecutar el comando </text:span><text:span text:style-name="T24">netstat</text:span><text:span text:style-name="T21"> en un </text:span><text:span text:style-name="Strong_20_Emphasis"><text:span text:style-name="T24">equipo remoto</text:span></text:span><text:span text:style-name="T24"> de mi red local</text:span><text:span text:style-name="T21"> es el siguiente:</text:span></text:h>
      <text:p text:style-name="P14"><text:span text:style-name="T26">Conexiones activas de Internet (servidores y establecidos)</text:span></text:p>
      <text:p text:style-name="P14"><text:span text:style-name="T26">Proto <text:s/>Recib Enviad Dirección local <text:s text:c="8"/>Dirección remota <text:s text:c="6"/>Estado <text:s text:c="6"/>PID/Program name</text:span></text:p>
      <text:p text:style-name="P15"><text:span text:style-name="T16">tcp <text:s text:c="7"/>0 <text:s text:c="5"/>0 *:ssh <text:s text:c="18"/>*:* <text:s text:c="20"/>ESCUCHAR <text:s text:c="3"/>1267/sshd <text:s text:c="6"/></text:span></text:p>
      <text:p text:style-name="P15"><text:span text:style-name="T16">tcp <text:s text:c="7"/>0 <text:s text:c="5"/>0 localhost:ipp <text:s text:c="10"/>*:* <text:s text:c="20"/>ESCUCHAR <text:s text:c="3"/>620/cupsd <text:s text:c="6"/></text:span></text:p>
      <text:p text:style-name="P15"><text:span text:style-name="T16">tcp <text:s text:c="7"/>0 <text:s text:c="5"/>0 *:microsoft-ds <text:s text:c="9"/>*:* <text:s text:c="20"/>ESCUCHAR <text:s text:c="3"/>739/smbd <text:s text:c="7"/></text:span></text:p>
      <text:p text:style-name="P15"><text:span text:style-name="T16">tcp <text:s text:c="7"/>0 <text:s text:c="5"/>0 *:netbios-ssn <text:s text:c="10"/>*:* <text:s text:c="20"/>ESCUCHAR <text:s text:c="3"/>739/smbd <text:s text:c="7"/></text:span></text:p>
      <text:p text:style-name="P15"><text:span text:style-name="T16">tcp <text:s text:c="7"/>0 <text:s text:c="5"/>0 *:http <text:s text:c="17"/>*:* <text:s text:c="20"/>ESCUCHAR <text:s text:c="3"/>1367/nginx <text:s text:c="5"/></text:span></text:p>
      <text:p text:style-name="P15"><text:span text:style-name="T16">tcp <text:s text:c="7"/>0 <text:s text:c="5"/>0 a1-pc00:domain <text:s text:c="9"/>*:* <text:s text:c="20"/>ESCUCHAR <text:s text:c="3"/>2482/dnsmasq <text:s text:c="3"/> <text:s text:c="3"/></text:span></text:p>
      <text:p text:style-name="P15"><text:span text:style-name="T16">tcp <text:s text:c="7"/>0 <text:s text:c="5"/>0 a1-pc00:37902 <text:s text:c="10"/>68.232.35.121:https <text:s text:c="4"/>ESTABLECIDO 4992/firefox <text:s text:c="3"/> <text:s text:c="3"/></text:span></text:p>
      <text:p text:style-name="P15"><text:span text:style-name="T16">tcp <text:s text:c="7"/>0 <text:s text:c="5"/>0 a1-pc00:39288 <text:s text:c="10"/>93.184.220.29:http <text:s text:c="5"/>ESTABLECIDO 4992/firefox <text:s text:c="3"/></text:span></text:p>
      <text:p text:style-name="P15"><text:span text:style-name="T16">tcp <text:s text:c="7"/>0 <text:s text:c="5"/>0 a1-pc00:http <text:s text:c="11"/></text:span><text:span text:style-name="T17">172.16.200.1</text:span><text:span text:style-name="T16">:33325 <text:s text:c="5"/>ESTABLECIDO 1371/nginx: worker <text:s text:c="4"/> <text:s text:c="2"/></text:span></text:p>
      <text:p text:style-name="P15"><text:span text:style-name="T16">tcp <text:s text:c="7"/>0 <text:s text:c="5"/>0 a1-pc00:39657 <text:s text:c="10"/></text:span><text:span text:style-name="T17">www.rediris.es</text:span><text:span text:style-name="T16">:https <text:s text:c="3"/>TIME_WAIT <text:s text:c="2"/>- <text:s text:c="14"/> <text:s text:c="3"/></text:span></text:p>
      <text:p text:style-name="P15"><text:span text:style-name="T16">tcp <text:s text:c="7"/>0 <text:s text:c="5"/>0 a1-pc00:36698 <text:s text:c="10"/>190.93.246.58:https <text:s text:c="4"/>ESTABLECIDO 4992/firefox <text:s text:c="3"/></text:span></text:p>
      <text:p text:style-name="P15"><text:span text:style-name="T16">tcp <text:s text:c="7"/>0 <text:s text:c="5"/>0 a1-pc00:43517 <text:s text:c="10"/>ec2-176-34-131-23:https ESTABLECIDO 4992/firefox <text:s text:c="3"/></text:span></text:p>
      <text:p text:style-name="P15"><text:span text:style-name="T16">tcp <text:s text:c="7"/>0 <text:s text:c="5"/>0 a1-pc00:ssh <text:s text:c="12"/>80.35.22.1:50847 <text:s text:c="7"/>ESTABLECIDO 19433/sshd: usuario <text:s text:c="3"/></text:span></text:p>
      <text:p text:style-name="P16"><text:span text:style-name="T16">tcp <text:s text:c="7"/>0 <text:s text:c="5"/>0 a1-pc00:50847 <text:s text:c="10"/></text:span><text:span text:style-name="T17">172.16.55.58</text:span><text:span text:style-name="T16">:ssh <text:s text:c="7"/>ESTABLECIDO 19432/ssh <text:s text:c="6"/> <text:s text:c="3"/></text:span></text:p>
      <text:p text:style-name="P17"><text:span text:style-name="T16">tcp <text:s text:c="7"/>0 <text:s text:c="5"/>0 a1-pc00:46406 <text:s text:c="10"/>stackoverflow.com:https ESTABLECIDO 4992/firefox <text:s text:c="2"/></text:span></text:p>
      <text:p text:style-name="P15"><text:span text:style-name="T16">tcp6 <text:s text:c="6"/>0 <text:s text:c="5"/>0 [::]:ssh <text:s text:c="15"/>[::]:* <text:s text:c="17"/>ESCUCHAR <text:s text:c="3"/>1267/sshd <text:s text:c="6"/></text:span></text:p>
      <text:p text:style-name="P15"><text:span text:style-name="T16">tcp6 <text:s text:c="6"/>0 <text:s text:c="5"/>0 ip6-localhost:ipp <text:s text:c="6"/>[::]:* <text:s text:c="17"/>ESCUCHAR <text:s text:c="3"/>620/cupsd <text:s text:c="6"/> <text:s text:c="7"/></text:span></text:p>
      <text:p text:style-name="P17"><text:span text:style-name="T18">tcp6 <text:s text:c="6"/>0 <text:s text:c="5"/>0 201::e23f:49ff:f:34248 <text:s/>2001::a10b:http <text:tab/> <text:s text:c="3"/>ESTABLECIDO 9275/firefox</text:span><text:span text:style-name="T16"> </text:span></text:p>
      <text:p text:style-name="P15"><text:span text:style-name="T16">udp <text:s text:c="7"/>0 <text:s text:c="5"/>0 a1-pc00:domain <text:s text:c="9"/>*:* <text:s text:c="32"/>2482/dnsmasq <text:s text:c="3"/></text:span></text:p>
      <text:p text:style-name="P15"><text:span text:style-name="T16">udp <text:s text:c="7"/>0 <text:s text:c="5"/>0 *:bootpc <text:s text:c="15"/>*:* <text:s text:c="32"/>1848/dhclient <text:s text:c="2"/></text:span></text:p>
      <text:p text:style-name="P15"><text:span text:style-name="T16">udp <text:s text:c="7"/>0 <text:s text:c="5"/>0 a1-pc00:ntp <text:s text:c="12"/>*:* <text:s text:c="32"/>1128/ntpd <text:s text:c="6"/></text:span></text:p>
      <text:p text:style-name="P15"><text:span text:style-name="T16">udp <text:s text:c="7"/>0 <text:s text:c="5"/>0 localhost:ntp <text:s text:c="10"/>*:* <text:s text:c="32"/>1128/ntpd <text:s text:c="6"/></text:span></text:p>
      <text:p text:style-name="P15"><text:span text:style-name="T16">udp <text:s text:c="7"/>0 <text:s text:c="5"/>0 *:ntp <text:s text:c="18"/>*:* <text:s text:c="32"/>1128/ntpd <text:s text:c="6"/></text:span></text:p>
      <text:p text:style-name="P18"><text:span text:style-name="T15">1) ¿Con que opciones se ejecutó netstat para obtener dicho resultado?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2"/>
      <text:p text:style-name="P3">2) ¿<text:span text:style-name="T27">Cómo se llama el equipo que ejecuta el servidor web en el equipo remoto</text:span>? <text:span text:style-name="T27">Inserta la línea o líneas de las que obtuviste la información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</table:table-cell>
        </table:table-row>
      </table:table>
      <text:p text:style-name="P3"/>
      <text:p text:style-name="P7">3) ¿Hay algún equipo accediendo a algún servicio del equipo remoto?. En caso de que la respuesta sea afirmativa ¿A que servicio está accediendo? <text:span text:style-name="T27">Inserta la línea o líneas de las que obtuviste la información</text:span>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</table:table>
      <text:p text:style-name="P3"><text:s/></text:p>
      <text:p text:style-name="P8">4) <text:span text:style-name="T28">¿Está el equipo remoto accediendo por IPv6 a algún servicio remoto? ¿A cúal? Inserta la línea o líneas de las que obtuviste la información </text:span>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P3"/>
      <text:p text:style-name="P10">5) ¿Está el equipo remoto a punto de cerrar una conexión?¿Con qué URL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5"/>
          </table:table-cell>
        </table:table-row>
      </table:table>
      <text:p text:style-name="P10"/>
      <text:p text:style-name="P10">6) ¿Se puede acceder al servicio de impresión cupsd del equipo remoto desde otro equipo de la red? ¿Por qué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5"/>
          </table:table-cell>
        </table:table-row>
      </table:table>
      <text:p text:style-name="P10"/>
      <text:p text:style-name="P10">7) ¿Se puede acceder al servicio de impresión dnsmasq del equipo remoto desde otro equipo de la red? ¿Por qué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5"/>
          </table:table-cell>
        </table:table-row>
      </table:table>
      <text:p text:style-name="P10"/>
      <text:h text:style-name="P20" text:outline-level="2">Actividad 2</text:h>
      <text:p text:style-name="P11"><text:span text:style-name="T10">U</text:span><text:span text:style-name="T7">na aplicación en un equipo cliente va a enviar un archivo </text:span><text:span text:style-name="T11">a un equipo servidor utilizando como protocolo de la capa de transporte TCP:</text:span></text:p>
      <text:list xml:id="list7730541812609809345" text:style-name="L1">
        <text:list-item>
          <text:p text:style-name="P12"><text:span text:style-name="T11">El tamaño </text:span><text:span text:style-name="T12">de</text:span><text:span text:style-name="T11">l archivo es de </text:span><text:span text:style-name="T13">1</text:span><text:span text:style-name="T10">7</text:span><text:span text:style-name="T13">50</text:span><text:span text:style-name="T12"> bytes </text:span></text:p>
        </text:list-item>
        <text:list-item>
          <text:p text:style-name="P12"><text:span text:style-name="T12">El tamaño máximo del segmento es de </text:span><text:span text:style-name="T13">512</text:span><text:span text:style-name="T12"> bytes. </text:span></text:p>
        </text:list-item>
        <text:list-item>
          <text:p text:style-name="P12"><text:span text:style-name="T12">El número de secuencia inicial en el cliente es el </text:span><text:span text:style-name="T10">1</text:span><text:span text:style-name="T13">1000</text:span></text:p>
        </text:list-item>
        <text:list-item>
          <text:p text:style-name="P12"><text:span text:style-name="T11">El número de secuencia inicial </text:span><text:span text:style-name="T12">en el servidor el 2</text:span><text:span text:style-name="T10">000</text:span><text:span text:style-name="T12">. </text:span></text:p>
        </text:list-item>
        <text:list-item>
          <text:p text:style-name="P12"><text:span text:style-name="T11">E</text:span><text:span text:style-name="T12">l </text:span><text:span text:style-name="T10">segundo</text:span><text:span text:style-name="T12"> </text:span><text:span text:style-name="T13">y el tercer </text:span><text:span text:style-name="T12">segmento a enviar se pierde</text:span><text:span text:style-name="T13">n</text:span><text:span text:style-name="T12"> y debe ser reenviado</text:span><text:span text:style-name="T13">s</text:span><text:span text:style-name="T12">.</text:span></text:p>
        </text:list-item>
      </text:list>
      <text:p text:style-name="P13">Con los datos anteriores realiza el diagrama de estados completo de la conex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8</text:span><text:span text:style-name="MT4">. </text:span><text:span text:style-name="MT3">Capa de transporte. Consolidación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4-28T09:37:00.435885438</dc:date>
    <meta:editing-duration>PT18H7M31S</meta:editing-duration>
    <meta:editing-cycles>103</meta:editing-cycles>
    <meta:generator>LibreOffice/4.2.7.2$Linux_X86_64 LibreOffice_project/420m0$Build-2</meta:generator>
    <meta:document-statistic meta:table-count="7" meta:image-count="1" meta:object-count="0" meta:page-count="4" meta:paragraph-count="48" meta:word-count="457" meta:character-count="3994" meta:non-whitespace-character-count="2462"/>
  </office:meta>
</office:document-meta>
</file>